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PORACIÓN RICO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064217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06421781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0 - Trans. Aer. Caja Gallinas Reproductoras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192</text:p>
          </table:table-cell>
          <table:table-cell table:style-name="Tableau1.D2" office:value-type="string">
            <text:p text:style-name="P12">78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8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5011308</text:p>
          </table:table-cell>
          <table:table-cell table:style-name="Tabla2.A2" office:value-type="string">
            <text:p text:style-name="P7">7635.84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AGEN</text:p>
          </table:table-cell>
          <table:table-cell table:style-name="Tabla3.A2" office:value-type="string">
            <text:p text:style-name="P20">GALLINAS REPRODUCTORAS</text:p>
          </table:table-cell>
          <table:table-cell table:style-name="Tabla3.A2" office:value-type="string">
            <text:p text:style-name="P20">19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CLIENTE ES AGENTE DE RETENCIÓN SE DESCONTO EL 3% DE LO FACTURA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5:53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